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Helvetica, Arial, sans-serif, 'Apple Color Emoji', 'Segoe UI Emoji', 'Segoe UI Symbol'"/>
  </office:font-face-decls>
  <office:automatic-styles>
    <style:style style:name="P1" style:family="paragraph" style:parent-style-name="Standard">
      <style:text-properties officeooo:rsid="0018ff80" officeooo:paragraph-rsid="0018ff80"/>
    </style:style>
    <style:style style:name="P2" style:family="paragraph" style:parent-style-name="Standard">
      <style:text-properties officeooo:rsid="0018ff80" officeooo:paragraph-rsid="00276e49"/>
    </style:style>
    <style:style style:name="P3" style:family="paragraph" style:parent-style-name="Standard">
      <style:text-properties officeooo:rsid="001b2c30" officeooo:paragraph-rsid="001b2c30"/>
    </style:style>
    <style:style style:name="P4" style:family="paragraph" style:parent-style-name="Text_20_body">
      <style:text-properties officeooo:rsid="001b2c30" officeooo:paragraph-rsid="001b2c30"/>
    </style:style>
    <style:style style:name="P5" style:family="paragraph" style:parent-style-name="Text_20_body">
      <style:text-properties officeooo:rsid="001b2c30" officeooo:paragraph-rsid="001cd265"/>
    </style:style>
    <style:style style:name="P6" style:family="paragraph" style:parent-style-name="Standard">
      <style:text-properties officeooo:rsid="001b2c30" officeooo:paragraph-rsid="00276e49"/>
    </style:style>
    <style:style style:name="P7" style:family="paragraph" style:parent-style-name="Text_20_body">
      <style:text-properties officeooo:rsid="001b2c30" officeooo:paragraph-rsid="00276e49"/>
    </style:style>
    <style:style style:name="P8" style:family="paragraph" style:parent-style-name="Standard">
      <style:text-properties officeooo:rsid="001de254" officeooo:paragraph-rsid="001de254"/>
    </style:style>
    <style:style style:name="P9" style:family="paragraph" style:parent-style-name="Standard">
      <style:text-properties officeooo:rsid="001de254" officeooo:paragraph-rsid="002089c6"/>
    </style:style>
    <style:style style:name="P10" style:family="paragraph" style:parent-style-name="Standard">
      <style:text-properties officeooo:rsid="001de254" officeooo:paragraph-rsid="002159d0"/>
    </style:style>
    <style:style style:name="P11" style:family="paragraph" style:parent-style-name="Standard">
      <style:text-properties officeooo:rsid="001de254" officeooo:paragraph-rsid="00276e49"/>
    </style:style>
    <style:style style:name="P12" style:family="paragraph" style:parent-style-name="Text_20_body">
      <style:text-properties officeooo:rsid="001cd265" officeooo:paragraph-rsid="001cd265"/>
    </style:style>
    <style:style style:name="P13" style:family="paragraph" style:parent-style-name="Text_20_body">
      <style:text-properties officeooo:rsid="001cd265" officeooo:paragraph-rsid="00276e49"/>
    </style:style>
    <style:style style:name="P14" style:family="paragraph" style:parent-style-name="Text_20_body">
      <style:text-properties officeooo:rsid="001fc514" officeooo:paragraph-rsid="001fc514"/>
    </style:style>
    <style:style style:name="P15" style:family="paragraph" style:parent-style-name="Text_20_body">
      <style:text-properties officeooo:rsid="001fc514" officeooo:paragraph-rsid="00276e49"/>
    </style:style>
    <style:style style:name="P16" style:family="paragraph" style:parent-style-name="Standard">
      <style:text-properties officeooo:rsid="0025f3fc" officeooo:paragraph-rsid="0025f3fc"/>
    </style:style>
    <style:style style:name="P17" style:family="paragraph" style:parent-style-name="Text_20_body">
      <style:text-properties officeooo:rsid="0025f3fc" officeooo:paragraph-rsid="0025f3fc"/>
    </style:style>
    <style:style style:name="P18" style:family="paragraph" style:parent-style-name="Text_20_body">
      <style:text-properties fo:font-variant="normal" fo:text-transform="none" fo:color="#171717" loext:opacity="100%" style:font-name="apple-system" fo:font-size="10pt" fo:letter-spacing="normal" fo:font-style="normal" style:text-underline-style="solid" style:text-underline-width="auto" style:text-underline-color="font-color" fo:font-weight="normal" officeooo:rsid="001cd265" officeooo:paragraph-rsid="001cd265"/>
    </style:style>
    <style:style style:name="P19" style:family="paragraph" style:parent-style-name="Text_20_body">
      <style:text-properties fo:font-variant="normal" fo:text-transform="none" fo:color="#171717" loext:opacity="100%" style:font-name="apple-system" fo:font-size="10pt" fo:letter-spacing="normal" fo:font-style="normal" style:text-underline-style="solid" style:text-underline-width="auto" style:text-underline-color="font-color" fo:font-weight="normal" officeooo:rsid="001cd265" officeooo:paragraph-rsid="00276e49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officeooo:rsid="00261316" officeooo:paragraph-rsid="00261316"/>
    </style:style>
    <style:style style:name="P22" style:family="paragraph" style:parent-style-name="Standard">
      <style:text-properties officeooo:rsid="00276e49" officeooo:paragraph-rsid="00276e49"/>
    </style:style>
    <style:style style:name="P23" style:family="paragraph" style:parent-style-name="Text_20_body">
      <style:text-properties officeooo:rsid="0024879f" officeooo:paragraph-rsid="00276e49"/>
    </style:style>
    <style:style style:name="P24" style:family="paragraph" style:parent-style-name="Text_20_body">
      <style:text-properties officeooo:rsid="0028607b" officeooo:paragraph-rsid="0028607b"/>
    </style:style>
    <style:style style:name="T1" style:family="text">
      <style:text-properties fo:font-variant="normal" fo:text-transform="none" fo:color="#171717" loext:opacity="100%" style:font-name="apple-system" fo:font-size="10pt" fo:letter-spacing="normal" fo:font-style="normal" fo:font-weight="normal"/>
    </style:style>
    <style:style style:name="T2" style:family="text">
      <style:text-properties fo:font-variant="normal" fo:text-transform="none" fo:color="#171717" loext:opacity="100%" style:font-name="apple-system" fo:font-size="10pt" fo:letter-spacing="normal" fo:font-style="normal" fo:font-weight="normal" officeooo:rsid="001cd265"/>
    </style:style>
    <style:style style:name="T3" style:family="text">
      <style:text-properties fo:font-variant="normal" fo:text-transform="none" fo:color="#171717" loext:opacity="100%" style:font-name="apple-system" fo:font-size="10pt" fo:letter-spacing="normal" fo:font-style="normal" style:text-underline-style="none" fo:font-weight="normal"/>
    </style:style>
    <style:style style:name="T4" style:family="text">
      <style:text-properties officeooo:rsid="002089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eazione programma e test iniziale</text:p>
      <text:p text:style-name="P2"/>
      <text:p text:style-name="P2">flutter create uispdokarate</text:p>
      <text:p text:style-name="P2">cd uispdokarate</text:p>
      <text:p text:style-name="P2">flutter run [1] windows</text:p>
      <text:p text:style-name="P2"/>
      <text:p text:style-name="P6"/>
      <text:p text:style-name="P6">Settaggio per pubblicazione su github</text:p>
      <text:p text:style-name="P6"/>
      <text:p text:style-name="P7"><text:span text:style-name="T1">git init<text:line-break/>git add .<text:line-break/>git commit -m "</text:span><text:span text:style-name="T2">First commit</text:span><text:span text:style-name="T1">"<text:line-break/>git branch -M </text:span><text:span text:style-name="T2">main</text:span><text:span text:style-name="T1"><text:line-break/>git remote add origin </text:span><text:span text:style-name="T2">https;//repository</text:span><text:span text:style-name="T1"><text:line-break/>git push -u origin </text:span><text:span text:style-name="T2">main</text:span></text:p>
      <text:p text:style-name="P19">Pubblicazione modifiche</text:p>
      <text:p text:style-name="P13"><text:span text:style-name="T3">git add .<text:line-break/>git commit -m "</text:span><text:span text:style-name="Strong_20_Emphasis"><text:span text:style-name="T3">descrizione</text:span></text:span><text:span text:style-name="T3">"<text:line-break/>git push -u origin</text:span><text:span text:style-name="Strong_20_Emphasis"><text:span text:style-name="T3"> main</text:span></text:span></text:p>
      <text:p text:style-name="P23">Scarico delle modifiche da remoto a locale</text:p>
      <text:p text:style-name="P23">git pull</text:p>
      <text:p text:style-name="P24">git clone repository to download all </text:p>
      <text:p text:style-name="P15">Librerie</text:p>
      <text:p text:style-name="P11">flutter pub add google_fonts <text:s text:c="2"/></text:p>
      <text:p text:style-name="P11">flutter pub add flutter_svg</text:p>
      <text:p text:style-name="P11">flutter pub add <text:span text:style-name="T4">sqlite3</text:span></text:p>
      <text:p text:style-name="P11">flutter pub add sqlite3_flutter_libs</text:p>
      <text:p text:style-name="P11"/>
      <text:p text:style-name="P11"/>
      <text:p text:style-name="P11"/>
      <text:p text:style-name="P22">=================================================</text:p>
      <text:p text:style-name="P1"/>
      <text:p text:style-name="P1">Creazione programma e test iniziale</text:p>
      <text:p text:style-name="P1"/>
      <text:p text:style-name="P1">flutter create uispdokarate</text:p>
      <text:p text:style-name="P1">cd uispdokarate</text:p>
      <text:p text:style-name="P16">delete android / ios /web / and linux and apple dir per utilizzare il programma solo in windows</text:p>
      <text:p text:style-name="P1">flutter run </text:p>
      <text:p text:style-name="P1"/>
      <text:p text:style-name="P3"/>
      <text:p text:style-name="P3">Settaggio per pubblicazione su github</text:p>
      <text:p text:style-name="P3"/>
      <text:p text:style-name="P4"><text:span text:style-name="T1">git init<text:line-break/></text:span><text:soft-page-break/><text:span text:style-name="T1">git add .<text:line-break/>git commit -m "</text:span><text:span text:style-name="T2">First commit</text:span><text:span text:style-name="T1">"<text:line-break/>git branch -M </text:span><text:span text:style-name="T2">main</text:span><text:span text:style-name="T1"><text:line-break/>git remote add origin </text:span><text:span text:style-name="T2">https;//repository</text:span><text:span text:style-name="T1"><text:line-break/>git push -u origin </text:span><text:span text:style-name="T2">main</text:span></text:p>
      <text:p text:style-name="P18">Pubblicazione modifiche</text:p>
      <text:p text:style-name="P12"><text:span text:style-name="T3">git add .<text:line-break/>git commit -m "</text:span><text:span text:style-name="Strong_20_Emphasis"><text:span text:style-name="T3">descrizione</text:span></text:span><text:span text:style-name="T3">"<text:line-break/>git push -u origin</text:span><text:span text:style-name="Strong_20_Emphasis"><text:span text:style-name="T3"> main</text:span></text:span></text:p>
      <text:p text:style-name="P17">creazione possibilita di autenticazione con github</text:p>
      <text:p text:style-name="P17">github settings developper oauth copia chiave e secret</text:p>
      <text:p text:style-name="Standard">Client ID</text:p>
      <text:p text:style-name="Standard"><text:span text:style-name="Source_20_Text">f91342ae402261c1d3b5</text:span> </text:p>
      <text:p text:style-name="Standard"/>
      <text:p text:style-name="P16">Secret</text:p>
      <text:p text:style-name="P20">becd7c1ace76a385e3b10675cb2e021dbeb9c369</text:p>
      <text:p text:style-name="P21">salva le credenziali in un file .dart e assicurati che non venga mai salvato su github altrimenti chi scarica il programma scarica anche le credenziali. Metti il nome del file in .gitignore</text:p>
      <text:p text:style-name="P17"/>
      <text:p text:style-name="P5"/>
      <text:p text:style-name="P5"/>
      <text:p text:style-name="P14">Librerie</text:p>
      <text:p text:style-name="P8">flutter pub add google_fonts <text:s text:c="2"/></text:p>
      <text:p text:style-name="P8">flutter pub add flutter_svg</text:p>
      <text:p text:style-name="P9">flutter pub add <text:span text:style-name="T4">sqlite3</text:span></text:p>
      <text:p text:style-name="P10">flutter pub add sqlite3_flutter_libs</text:p>
      <text:p text:style-name="P9"/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4T00:13:01.009000000</dc:date>
    <meta:editing-duration>PT4H51S</meta:editing-duration>
    <meta:editing-cycles>9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38" meta:word-count="231" meta:character-count="1543" meta:non-whitespace-character-count="1341"/>
  </office:meta>
</office:document-meta>
</file>